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401cm" fo:margin-left="-0.199cm" table:align="left" style:writing-mode="lr-tb"/>
    </style:style>
    <style:style style:name="Tableau1.A" style:family="table-column">
      <style:table-column-properties style:column-width="8.643cm"/>
    </style:style>
    <style:style style:name="Tableau1.B" style:family="table-column">
      <style:table-column-properties style:column-width="7.758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officeooo:paragraph-rsid="001903e1" style:font-size-asian="12pt" style:font-size-complex="12pt"/>
    </style:style>
    <style:style style:name="P4"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snap-to-layout-grid="false"/>
      <style:text-properties style:font-name="Calibri"/>
    </style:style>
    <style:style style:name="P9" style:family="paragraph" style:parent-style-name="Standard">
      <style:paragraph-properties fo:text-align="justify" style:justify-single-word="false" style:snap-to-layout-grid="false"/>
      <style:text-properties style:font-name="Calibri" fo:font-weight="bold" style:font-weight-asian="bold"/>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2"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paragraph-rsid="001903e1" style:font-name-asian="TTE1C28908t00" style:font-size-asian="12pt" style:font-style-asian="normal" style:font-weight-asian="normal" style:font-name-complex="TTE1C28908t00" style:font-size-complex="12pt" style:font-style-complex="normal" style:font-weight-complex="normal"/>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paragraph-rsid="0021a78d" style:font-name-asian="TTE1C28908t00" style:font-size-asian="12pt" style:font-style-asian="normal" style:font-weight-asian="normal" style:font-name-complex="TTE1C28908t00" style:font-size-complex="12pt" style:font-style-complex="normal" style:font-weight-complex="normal"/>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1903e1" officeooo:paragraph-rsid="001903e1"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195424" officeooo:paragraph-rsid="00195424" style:font-name-asian="TTE1C28908t00" style:font-size-asian="12pt" style:font-style-asian="normal" style:font-weight-asian="normal" style:font-name-complex="TTE1C28908t00" style:font-size-complex="12pt" style:font-style-complex="normal" style:font-weight-complex="normal"/>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1ac214" officeooo:paragraph-rsid="001ac214" style:font-name-asian="TTE1C28908t00" style:font-size-asian="12pt" style:font-style-asian="normal" style:font-weight-asian="normal" style:font-name-complex="TTE1C28908t00" style:font-size-complex="12pt" style:font-style-complex="normal" style:font-weight-complex="normal"/>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1ac214" officeooo:paragraph-rsid="001f549f" style:font-name-asian="TTE1C28908t00" style:font-size-asian="12pt" style:font-style-asian="normal" style:font-weight-asian="normal" style:font-name-complex="TTE1C28908t00" style:font-size-complex="12pt" style:font-style-complex="normal" style:font-weight-complex="normal"/>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1ac214" officeooo:paragraph-rsid="0021a78d" style:font-name-asian="TTE1C28908t00" style:font-size-asian="12pt" style:font-style-asian="normal" style:font-weight-asian="normal" style:font-name-complex="TTE1C28908t00"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1f7231" officeooo:paragraph-rsid="001f549f" style:font-name-asian="TTE1C28908t00" style:font-size-asian="12pt" style:font-style-asian="normal" style:font-weight-asian="normal" style:font-name-complex="TTE1C28908t00"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1f549f" officeooo:paragraph-rsid="001f549f"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6"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italic" style:text-underline-style="none" fo:font-weight="normal" officeooo:rsid="00195424" officeooo:paragraph-rsid="00195424" style:font-name-asian="TTE1C28908t00" style:font-size-asian="12pt" style:font-style-asian="italic" style:font-weight-asian="normal" style:font-name-complex="TTE1C28908t00" style:font-size-complex="12pt" style:font-style-complex="italic" style:font-weight-complex="normal"/>
    </style:style>
    <style:style style:name="P27"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italic" style:text-underline-style="none" fo:font-weight="normal" officeooo:rsid="001ac214" officeooo:paragraph-rsid="001ac214" style:font-name-asian="TTE1C28908t00" style:font-size-asian="12pt" style:font-style-asian="italic" style:font-weight-asian="normal" style:font-name-complex="TTE1C28908t00" style:font-size-complex="12pt" style:font-style-complex="italic" style:font-weight-complex="normal"/>
    </style:style>
    <style:style style:name="P28"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29"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0"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31"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2" style:family="paragraph" style:parent-style-name="Standard" style:list-style-name="L7">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paragraph-rsid="001903e1" style:font-name-asian="TTE1C28908t00" style:font-size-asian="12pt" style:font-style-asian="normal" style:font-weight-asian="normal" style:font-name-complex="TTE1C28908t00" style:font-size-complex="12pt" style:font-style-complex="normal" style:font-weight-complex="normal"/>
    </style:style>
    <style:style style:name="P33" style:family="paragraph" style:parent-style-name="Standard" style:list-style-name="L7">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195424" officeooo:paragraph-rsid="00195424" style:font-name-asian="TTE1C28908t00" style:font-size-asian="12pt" style:font-style-asian="normal" style:font-weight-asian="normal" style:font-name-complex="TTE1C28908t00" style:font-size-complex="12pt" style:font-style-complex="normal" style:font-weight-complex="normal"/>
    </style:style>
    <style:style style:name="P34" style:family="paragraph" style:parent-style-name="Standard" style:list-style-name="L2">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5" style:family="paragraph" style:parent-style-name="Standard" style:list-style-name="L4">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6" style:family="paragraph" style:parent-style-name="Standard" style:list-style-name="L5">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7" style:family="paragraph" style:parent-style-name="Standard" style:list-style-name="L6">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8" style:family="paragraph" style:parent-style-name="Standard" style:list-style-name="L7">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9" style:family="paragraph" style:parent-style-name="Standard" style:list-style-name="L8">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40" style:family="paragraph" style:parent-style-name="Standard" style:list-style-name="L9">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41" style:family="paragraph" style:parent-style-name="Standard" style:list-style-name="L3">
      <style:paragraph-properties fo:margin-left="-0.291cm" fo:margin-right="0cm" fo:margin-top="0cm" fo:margin-bottom="0cm" style:contextual-spacing="false"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officeooo:rsid="001903e1"/>
    </style:style>
    <style:style style:name="T5" style:family="text">
      <style:text-properties officeooo:rsid="00195424"/>
    </style:style>
    <style:style style:name="T6" style:family="text">
      <style:text-properties officeooo:rsid="001ac214"/>
    </style:style>
    <style:style style:name="T7" style:family="text">
      <style:text-properties officeooo:rsid="001c9164"/>
    </style:style>
    <style:style style:name="T8" style:family="text">
      <style:text-properties officeooo:rsid="001e3ce9"/>
    </style:style>
    <style:style style:name="T9" style:family="text">
      <style:text-properties officeooo:rsid="001e99b4"/>
    </style:style>
    <style:style style:name="T10" style:family="text">
      <style:text-properties officeooo:rsid="001f549f"/>
    </style:style>
    <style:style style:name="T11" style:family="text">
      <style:text-properties officeooo:rsid="001f7231"/>
    </style:style>
    <style:style style:name="T12" style:family="text">
      <style:text-properties officeooo:rsid="0020eb82"/>
    </style:style>
    <style:style style:name="T13" style:family="text">
      <style:text-properties fo:background-color="transparent"/>
    </style:style>
    <style:style style:name="T14" style:family="text">
      <style:text-properties officeooo:rsid="0021a78d"/>
    </style:style>
    <style:style style:name="T15" style:family="text">
      <style:text-properties officeooo:rsid="0021a9c4"/>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EXTRAIT DU REGISTRE</text:p>
      <text:p text:style-name="P5">DES DELIBERATIONS DU CONSEIL MUNICIPAL</text:p>
      <text:p text:style-name="P5">DE LA COMMUNE DE MONTREUIL-EN-TOURAINE</text:p>
      <text:p text:style-name="P4"/>
      <text:p text:style-name="P2">Nombre de conseillers en exercice : 13</text:p>
      <text:p text:style-name="P2">Nombre de présents : </text:p>
      <text:p text:style-name="P28">Nombre d’exprimés : </text:p>
      <text:p text:style-name="P28"><text:s/><text:tab/><text:tab/><text:tab/><text:tab/><text:tab/><text:tab/><text:tab/><text:tab/><text:span text:style-name="T2">Séance du mardi 07 février 2013</text:span></text:p>
      <text:p text:style-name="P28"><text:span text:style-name="T2">Date de la convocation </text:span>:</text:p>
      <text:p text:style-name="P28">02 février 2013</text:p>
      <text:p text:style-name="P11">--------------------------------</text:p>
      <text:p text:style-name="P2">L’an deux mil <text:span text:style-name="T12">treize</text:span> le <text:span text:style-name="T4">sept février</text:span> à dix huit heures trente, le Conseil Municipal de cette commune, régulièrement convoqué, s’est réuni au nombre prescrit par la loi, dans le lieu habituel de ses séances, sous la présidence de Monsieur Jean-Luc PADIOLLEAU, Maire.</text:p>
      <text:p text:style-name="P2"/>
      <text:p text:style-name="P3"><text:span text:style-name="T2">Présents</text:span> : Ms PADIOLLEAU, GOHIER, ADUMEAU, RONCIER, DEROGIS, GALIMANT, Mmes ULIVI, MORLEC, ROQUIN, DENIS, <text:span text:style-name="T4">FRANCESCAT, GENTILHOMME</text:span></text:p>
      <text:p text:style-name="P3"><text:span text:style-name="T3">Absents</text:span> : <text:span text:style-name="T4">M. P. MORLEC</text:span></text:p>
      <text:p text:style-name="P2"/>
      <text:p text:style-name="P2">M<text:span text:style-name="T4">me Julie FRANCESCAT</text:span></text:p>
      <text:p text:style-name="P2"/>
      <text:p text:style-name="P2"/>
      <text:p text:style-name="P2">Ordre du jour :</text:p>
      <text:list xml:id="list5107903173720491869" text:style-name="L1">
        <text:list-item>
          <text:list>
            <text:list-item>
              <text:p text:style-name="P31">Délibération complémentaire pour un droit de passage concernant M. Mialdea</text:p>
            </text:list-item>
            <text:list-item>
              <text:p text:style-name="P31">Représentativité de la future communauté de communes</text:p>
            </text:list-item>
            <text:list-item>
              <text:p text:style-name="P31">Remboursement de M. ROQUIN</text:p>
            </text:list-item>
            <text:list-item>
              <text:p text:style-name="P31">Création d'une agence postale communale</text:p>
            </text:list-item>
            <text:list-item>
              <text:p text:style-name="P31">Création d'un nouveau poste d'agent communal pour la gestion de l'agence postale</text:p>
            </text:list-item>
            <text:list-item>
              <text:p text:style-name="P31">Débat sur les nouveaux rythmes scolaires</text:p>
            </text:list-item>
            <text:list-item>
              <text:p text:style-name="P31">Établissement des restes à réaliser du budget 2012</text:p>
            </text:list-item>
            <text:list-item>
              <text:p text:style-name="P31">questions diverses</text:p>
              <text:p text:style-name="P31"/>
            </text:list-item>
          </text:list>
        </text:list-item>
      </text:list>
      <text:p text:style-name="P12">Monsieur le Maire propose <text:s/>d'ajouter à l'ordre du jour une délibération concernant le déplacement d'une partie du chemin rural n°17</text:p>
      <text:p text:style-name="P23">--------------------------------</text:p>
      <text:p text:style-name="P29"/>
      <text:list xml:id="list7563077923275833343" text:style-name="L2">
        <text:list-header>
          <text:p text:style-name="P34">1) <text:tab/>Délibération complémentaire pour un droit de passage concernant M. <text:span text:style-name="T12">MIALDEA</text:span></text:p>
        </text:list-header>
      </text:list>
      <text:p text:style-name="P13">Suite à l'achat des terrains dans le centre bourg (B635 et B638) <text:span text:style-name="T4">appartenant </text:span>à M. <text:span text:style-name="T12">MIALDEA</text:span>, Monsieur le Maire <text:span text:style-name="T4">expose</text:span> au Conseil la nécessité de mettre en place un droit de passage <text:span text:style-name="T7">au bénéfice</text:span><text:span text:style-name="T4"> de </text:span>M. <text:span text:style-name="T12">MIALDEA</text:span> afin <text:span text:style-name="T4">que celui-ci</text:span> puisse avoir accès à son terrain (4X28m).</text:p>
      <text:p text:style-name="P16">A l'unanimité, les membres du Conseil acceptent cette proposition et autorisent le Maire à signer tous les actes s'y rapportant.</text:p>
      <text:p text:style-name="P13"/>
      <text:list xml:id="list5612933781137449345" text:style-name="L3">
        <text:list-item>
          <text:p text:style-name="P41">Projet de délibération déterminant la gouvernance du nouvel établissement public de coopération intercommunal issu de la fusion de la communauté de communes Val d’Amboise et de la Communauté de communes des Deux Rives à compter du renouvellement des conseils municipaux de mars 2014</text:p>
        </text:list-item>
      </text:list>
      <text:p text:style-name="P10"/>
      <text:p text:style-name="P7">Vu l’article 83 de la loi 2010-1563 du 16 décembre 2010 de réforme des collectivités territoriale modifié par l’article 1 de la loi n° 2012-1561 du 31 décembre 2012 ;</text:p>
      <text:p text:style-name="P7"/>
      <text:p text:style-name="P7"><text:soft-page-break/>Vu l’article L 5211-6-1 du code général des collectivités territoriales ;</text:p>
      <text:p text:style-name="P7"/>
      <text:p text:style-name="P7">Vu l’arrêté préfectoral en date du 10 octobre 2012 fixant le projet de périmètre du nouvel établissement public de coopération intercommunale issu de la fusion de la communauté de communes Val d’Amboise et de la communauté de communes des Deux Rives ;</text:p>
      <text:p text:style-name="P7"/>
      <text:p text:style-name="P7">Il est proposé au Conseil municipal de répartir les sièges au sein du nouvel établissement public de coopération intercommunale issu de la fusion de la communauté de communes Val d’Amboise et de la communauté de communes des Deux Rives à compter du renouvellement des conseils municipaux de mars 2014 comme suit :</text:p>
      <text:p text:style-name="P7"/>
      <table:table table:name="Tableau1" table:style-name="Tableau1">
        <table:table-column table:style-name="Tableau1.A"/>
        <table:table-column table:style-name="Tableau1.B"/>
        <table:table-row table:style-name="Tableau1.1">
          <table:table-cell table:style-name="Tableau1.A1" office:value-type="string">
            <text:p text:style-name="P9">commune</text:p>
          </table:table-cell>
          <table:table-cell table:style-name="Tableau1.B1" office:value-type="string">
            <text:p text:style-name="P9">Nombre de siège</text:p>
          </table:table-cell>
        </table:table-row>
        <table:table-row table:style-name="Tableau1.1">
          <table:table-cell table:style-name="Tableau1.A1" office:value-type="string">
            <text:p text:style-name="P8">Amboise</text:p>
          </table:table-cell>
          <table:table-cell table:style-name="Tableau1.B1" office:value-type="string">
            <text:p text:style-name="P8">17</text:p>
          </table:table-cell>
        </table:table-row>
        <table:table-row table:style-name="Tableau1.1">
          <table:table-cell table:style-name="Tableau1.A1" office:value-type="string">
            <text:p text:style-name="P8">Cangey</text:p>
          </table:table-cell>
          <table:table-cell table:style-name="Tableau1.B1" office:value-type="string">
            <text:p text:style-name="P8">2</text:p>
          </table:table-cell>
        </table:table-row>
        <table:table-row table:style-name="Tableau1.1">
          <table:table-cell table:style-name="Tableau1.A1" office:value-type="string">
            <text:p text:style-name="P8">Chargé</text:p>
          </table:table-cell>
          <table:table-cell table:style-name="Tableau1.B1" office:value-type="string">
            <text:p text:style-name="P8">2</text:p>
          </table:table-cell>
        </table:table-row>
        <table:table-row table:style-name="Tableau1.1">
          <table:table-cell table:style-name="Tableau1.A1" office:value-type="string">
            <text:p text:style-name="P8">Limeray </text:p>
          </table:table-cell>
          <table:table-cell table:style-name="Tableau1.B1" office:value-type="string">
            <text:p text:style-name="P8">2</text:p>
          </table:table-cell>
        </table:table-row>
        <table:table-row table:style-name="Tableau1.1">
          <table:table-cell table:style-name="Tableau1.A1" office:value-type="string">
            <text:p text:style-name="P8">Lussault-sur-Loire </text:p>
          </table:table-cell>
          <table:table-cell table:style-name="Tableau1.B1" office:value-type="string">
            <text:p text:style-name="P8">1</text:p>
          </table:table-cell>
        </table:table-row>
        <table:table-row table:style-name="Tableau1.1">
          <table:table-cell table:style-name="Tableau1.A1" office:value-type="string">
            <text:p text:style-name="P8">Montreuil-en-Touraine </text:p>
          </table:table-cell>
          <table:table-cell table:style-name="Tableau1.B1" office:value-type="string">
            <text:p text:style-name="P8">1</text:p>
          </table:table-cell>
        </table:table-row>
        <table:table-row table:style-name="Tableau1.1">
          <table:table-cell table:style-name="Tableau1.A1" office:value-type="string">
            <text:p text:style-name="P8">Mosnes</text:p>
          </table:table-cell>
          <table:table-cell table:style-name="Tableau1.B1" office:value-type="string">
            <text:p text:style-name="P8">1</text:p>
          </table:table-cell>
        </table:table-row>
        <table:table-row table:style-name="Tableau1.1">
          <table:table-cell table:style-name="Tableau1.A1" office:value-type="string">
            <text:p text:style-name="P8">Nazelles-Négron </text:p>
          </table:table-cell>
          <table:table-cell table:style-name="Tableau1.B1" office:value-type="string">
            <text:p text:style-name="P8">5</text:p>
          </table:table-cell>
        </table:table-row>
        <table:table-row table:style-name="Tableau1.1">
          <table:table-cell table:style-name="Tableau1.A1" office:value-type="string">
            <text:p text:style-name="P8">Neuillé-le-Lierre </text:p>
          </table:table-cell>
          <table:table-cell table:style-name="Tableau1.B1" office:value-type="string">
            <text:p text:style-name="P8">1</text:p>
          </table:table-cell>
        </table:table-row>
        <table:table-row table:style-name="Tableau1.1">
          <table:table-cell table:style-name="Tableau1.A1" office:value-type="string">
            <text:p text:style-name="P8">Noizay</text:p>
          </table:table-cell>
          <table:table-cell table:style-name="Tableau1.B1" office:value-type="string">
            <text:p text:style-name="P8">2</text:p>
          </table:table-cell>
        </table:table-row>
        <table:table-row table:style-name="Tableau1.1">
          <table:table-cell table:style-name="Tableau1.A1" office:value-type="string">
            <text:p text:style-name="P8">Pocé-sur-Cisse</text:p>
          </table:table-cell>
          <table:table-cell table:style-name="Tableau1.B1" office:value-type="string">
            <text:p text:style-name="P8">3</text:p>
          </table:table-cell>
        </table:table-row>
        <table:table-row table:style-name="Tableau1.1">
          <table:table-cell table:style-name="Tableau1.A1" office:value-type="string">
            <text:p text:style-name="P8">Saint-Ouen-les-Vignes</text:p>
          </table:table-cell>
          <table:table-cell table:style-name="Tableau1.B1" office:value-type="string">
            <text:p text:style-name="P8">2</text:p>
          </table:table-cell>
        </table:table-row>
        <table:table-row table:style-name="Tableau1.1">
          <table:table-cell table:style-name="Tableau1.A1" office:value-type="string">
            <text:p text:style-name="P8">Saint-Règle</text:p>
          </table:table-cell>
          <table:table-cell table:style-name="Tableau1.B1" office:value-type="string">
            <text:p text:style-name="P8">1</text:p>
          </table:table-cell>
        </table:table-row>
        <table:table-row table:style-name="Tableau1.1">
          <table:table-cell table:style-name="Tableau1.A1" office:value-type="string">
            <text:p text:style-name="P8">Souvigny-de-Touraine</text:p>
          </table:table-cell>
          <table:table-cell table:style-name="Tableau1.B1" office:value-type="string">
            <text:p text:style-name="P8">1</text:p>
          </table:table-cell>
        </table:table-row>
      </table:table>
      <text:p text:style-name="P7"/>
      <text:p text:style-name="P16">A l'unanimité, le Conseil accepte la gouvernance du nouvel EPCI comme présentée et autorise le Maire à signer tous les actes s'y rapportant.</text:p>
      <text:p text:style-name="P24"/>
      <text:list xml:id="list2224748146367436269" text:style-name="L4">
        <text:list-item>
          <text:p text:style-name="P35">Remboursement de M. ROQUIN</text:p>
        </text:list-item>
      </text:list>
      <text:p text:style-name="P13">Suite à une invasion de rats, M. ROQUIN a procédé à l'achat de produit raticide pour un total de 38,01€.</text:p>
      <text:p text:style-name="P13">Monsieur le Maire propose que la commune lui rembourse cet achat.</text:p>
      <text:p text:style-name="P16">A l'unanimité, le Conseil accepte de procéder au remboursement pour un montant de 38,01€ et autorise le Maire à signer tous les actes s'y rapportant.</text:p>
      <text:p text:style-name="P13"/>
      <text:list xml:id="list4783362598201375985" text:style-name="L5">
        <text:list-item>
          <text:p text:style-name="P36">Création d'une agence postale</text:p>
        </text:list-item>
      </text:list>
      <text:p text:style-name="P13">Suite à la fermeture du Bar Bouille, il convient que la municipalité prenne <text:span text:style-name="T4">désormais </text:span>en charge le point poste ainsi que le dépôt de pain. Ce service <text:span text:style-name="T8">se </text:span><text:span text:style-name="T12">tiendra</text:span> dans le bâtiment accueillant auparavant la bibliothèque. Ce<text:span text:style-name="T4"> service sera assuré 15h par semaine.</text:span></text:p>
      <text:p text:style-name="P13">Monsieur le Maire propose que le Conseil se prononce sur ce <text:span text:style-name="T8">projet</text:span>.</text:p>
      <text:p text:style-name="P16">A l'unanimité, les membres du Conseil acceptent la <text:span text:style-name="T8">création</text:span> par la commune d'une agence postale et autorise<text:span text:style-name="T12">nt</text:span> le Maire à signer tous les actes s'y rapportant.</text:p>
      <text:p text:style-name="P24"/>
      <text:list xml:id="list6425398514892152425" text:style-name="L6">
        <text:list-item>
          <text:p text:style-name="P37">Création d'un nouveau poste d'agent communal pour la gestion de l'agence postale</text:p>
        </text:list-item>
      </text:list>
      <text:p text:style-name="P13">Afin de maintenir le service de point poste et de dépôt de pain, la commune doit ouvrir un nouveau poste <text:span text:style-name="T4">d'agent communal</text:span>. Le Maire propose que cela soit <text:span text:style-name="T4">fait </text:span><text:span text:style-name="T9">dans le cadre des</text:span> emploi<text:span text:style-name="T9">s</text:span> d'avenir, remboursé<text:span text:style-name="T12">s</text:span> à hauteur de 75% par <text:span text:style-name="T9">l’État. Coût 1680€.</text:span></text:p>
      <text:p text:style-name="P14"><text:span text:style-name="T4">A l'unanimité, le Conseil approuve la création d'un poste d'agent communal </text:span><text:span text:style-name="T9">dans le cadre</text:span><text:span text:style-name="T4"> d'un emploi d'avenir aidé à hauteur de 75 % par </text:span><text:span text:style-name="T9">l’État</text:span><text:span text:style-name="T4"> et autorise le Maire à signer tous les actes s'y </text:span><text:soft-page-break/><text:span text:style-name="T4">rapportant.</text:span></text:p>
      <text:p text:style-name="P16"/>
      <text:list xml:id="list2657314535516826768" text:style-name="L7">
        <text:list-item>
          <text:p text:style-name="P38">Débat sur les nouveaux rythmes scolaires</text:p>
          <text:p text:style-name="P32"><text:span text:style-name="T4">Le Maire expose qu'il ressort des différentes réunions regroupant les maires des communes du canton au sujet des nouveaux rythmes scolaires, que la grande majorité de </text:span><text:span text:style-name="T5">celles-ci</text:span><text:span text:style-name="T4"> opte pour un report </text:span><text:span text:style-name="T5">à la rentrée 2014 en raison de la complexité de l'organisation à mettre en place et du manque de temps pour y parvenir avant le mois de septembre 2013.</text:span></text:p>
          <text:p text:style-name="P33">Après en avoir délibéré, le Conseil décide à l'unanimité du report de l'application des nouveaux rythmes scolaires et autorise le Maire à signer tous les actes s'y rapportant.</text:p>
          <text:p text:style-name="P38"/>
        </text:list-item>
      </text:list>
      <text:list xml:id="list8965307713983846372" text:style-name="L8">
        <text:list-item>
          <text:p text:style-name="P39">Établissement des restes à réaliser de l'année 2012</text:p>
        </text:list-item>
      </text:list>
      <text:p text:style-name="P24"/>
      <text:p text:style-name="P26">Dépenses d'investissement</text:p>
      <text:p text:style-name="P17">Subvention d'équipement<text:tab/><text:tab/>:<text:tab/>2 986€</text:p>
      <text:p text:style-name="P17">Achat de terrain<text:tab/><text:tab/><text:tab/>:<text:tab/>11 000€</text:p>
      <text:p text:style-name="P18">Extension de l'école<text:tab/><text:tab/><text:tab/>:<text:tab/>99 126,<text:span text:style-name="T9">52</text:span>€</text:p>
      <text:p text:style-name="P18">Panneau affichage<text:tab/><text:tab/><text:tab/>:<text:tab/>2 113,33€</text:p>
      <text:p text:style-name="P18">aménagement combles mairie <text:tab/>:<text:tab/>7 816,10€</text:p>
      <text:p text:style-name="P19"><text:span text:style-name="T10">Total <text:tab/><text:tab/><text:tab/><text:tab/><text:tab/>:<text:tab/></text:span><text:span text:style-name="T11">123 041,95€</text:span></text:p>
      <text:p text:style-name="P21"/>
      <text:p text:style-name="P22"/>
      <text:p text:style-name="P27">Recettes d'investissement</text:p>
      <text:p text:style-name="P18">Vente terrain vieux joué<text:tab/><text:tab/>:<text:tab/>26 000€</text:p>
      <text:p text:style-name="P18">Subvention CNDS <text:tab/><text:tab/><text:tab/>:<text:tab/>65 740€</text:p>
      <text:p text:style-name="P18">DETR extension école<text:tab/><text:tab/><text:tab/>:<text:tab/>15 645€<text:tab/></text:p>
      <text:p text:style-name="P19"><text:span text:style-name="T10">Total <text:tab/><text:tab/><text:tab/><text:tab/><text:tab/>: <text:tab/></text:span><text:span text:style-name="T11">107 385€</text:span></text:p>
      <text:list xml:id="list6352037735928783897" text:style-name="L9">
        <text:list-header>
          <text:p text:style-name="P40"/>
        </text:list-header>
      </text:list>
      <text:p text:style-name="P24"><text:span text:style-name="T6">8</text:span>) Déplacement d'une partie du chemin rural n°17</text:p>
      <text:p text:style-name="P15"><text:span text:style-name="T13">Monsieur le Maire informe le Conseil que suite à la demande de M.BELLOIS (agriculteur fermier à Montreuil) et Mme MEUREAU (co-propriétaire de la parcelle concernée), il est proposé de déplacer une partie du chemin rural n°17 le long du fossé de l'association foncière</text:span> (parcelle ZK n°36) tout en conservant l'emplacement de la sortie busée existante sur l<text:span text:style-name="T12">a</text:span> route des vallées.</text:p>
      <text:p text:style-name="P20"><text:span text:style-name="T14">Un bornage et u</text:span>ne enquête publique <text:span text:style-name="T14">sont</text:span> nécessaire<text:span text:style-name="T14">s</text:span>. <text:span text:style-name="T13">Il est aussi précisé que sous les frais liés à cette opération seront à la charge de M. BELLOIS.</text:span></text:p>
      <text:p text:style-name="P18">A <text:span text:style-name="T15">9 voix pour et 3 contre</text:span>, le Conseil accepte qu'il soit procédé aux modifications proposées ainsi qu'à une enquête publique et autorise le Maire à signer tous les actes s'y rapportant.</text:p>
      <text:p text:style-name="P25"/>
      <text:p text:style-name="P6">La séance est levée à <text:span text:style-name="T6">20h55</text:span></text:p>
      <text:p text:style-name="P6"/>
      <text:p text:style-name="P4">Le Maire,</text:p>
      <text:p text:style-name="P7"><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3-03-26T18:11:06.95</dc:date>
    <dc:creator>Isabelle Derouet</dc:creator>
    <meta:editing-duration>P5DT15H33M16S</meta:editing-duration>
    <meta:editing-cycles>259</meta:editing-cycles>
    <meta:generator>LibreOffice/4.0.0.3$Windows_x86 LibreOffice_project/7545bee9c2a0782548772a21bc84a9dcc583b89</meta:generator>
    <meta:printed-by>Isabelle Derouet</meta:printed-by>
    <meta:print-date>2012-11-09T16:01:15.18</meta:print-date>
    <meta:document-statistic meta:table-count="1" meta:image-count="0" meta:object-count="0" meta:page-count="3" meta:paragraph-count="99" meta:word-count="1051" meta:character-count="6410" meta:non-whitespace-character-count="5424"/>
    <meta:user-defined meta:name="Info 1"/>
    <meta:user-defined meta:name="Info 2"/>
    <meta:user-defined meta:name="Info 3"/>
    <meta:user-defined meta:name="Info 4"/>
  </office:meta>
</office:document-meta>
</file>